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ler.d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viewCreate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roller.createNew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troller.confi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roller.be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viewOr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ontroller.getLineItems( int order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troller.viewConfirm( CheckoutForm order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